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DC7CCDFB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DC7CCDFB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DC7CCDFB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8/Pictures/2000000D000000DD000000DD9D312197.svm"/>
  <manifest:file-entry manifest:media-type="" manifest:full-path="Object 8/Pictures/2000000D000000DD000000DD934C0FD8.svm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 table:number-rows-repeated="4"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number-columns-repeated="9"/>
          <table:table-cell table:style-name="Default"/>
          <table:table-cell table:number-columns-repeated="8"/>
          <table:table-cell office:value-type="string">
            <text:p>crap solution of course because too few step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number-columns-repeated="9"/>
          <table:table-cell table:style-name="Default"/>
          <table:table-cell table:number-columns-repeated="8"/>
          <table:table-cell office:value-type="string">
            <text:p>south west border goal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256 work items</text:p>
          </table:table-cell>
          <table:table-cell table:number-columns-repeated="5"/>
          <table:table-cell table:style-name="Default" office:value-type="string">
            <text:p>256 work items</text:p>
          </table:table-cell>
          <table:table-cell table:number-columns-repeated="2"/>
          <table:table-cell office:value-type="string">
            <text:p>0.4 radius</text:p>
          </table:table-cell>
          <table:table-cell table:number-columns-repeated="5"/>
          <table:table-cell office:value-type="string">
            <text:p>64 steps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1024x1024</text:p>
          </table:table-cell>
          <table:table-cell table:number-columns-repeated="5"/>
          <table:table-cell table:style-name="Default" office:value-type="string">
            <text:p>2^20 agents</text:p>
          </table:table-cell>
          <table:table-cell/>
          <table:table-cell table:style-name="ce3" office:value-type="string">
            <text:p>~16</text:p>
          </table:table-cell>
          <table:table-cell office:value-type="string">
            <text:p>for splatting</text:p>
          </table:table-cell>
          <table:table-cell table:number-columns-repeated="4"/>
          <table:table-cell table:style-name="ce1" office:value-type="string">
            <text:p>1024x1024</text:p>
          </table:table-cell>
          <table:table-cell table:number-columns-repeated="2"/>
          <table:table-cell office:value-type="string">
            <text:p>splatterer can not be set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8"/>
          <table:table-cell office:value-type="string">
            <text:p>computation sum</text:p>
          </table:table-cell>
          <table:table-cell/>
          <table:table-cell office:value-type="string">
            <text:p>Work-group siz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Agent Count</text:p>
          </table:table-cell>
          <table:table-cell table:style-name="ce1" office:value-type="string">
            <text:p>Movement</text:p>
          </table:table-cell>
          <table:table-cell table:style-name="ce1" office:value-type="string">
            <text:p>Collision Resolution</text:p>
          </table:table-cell>
          <table:table-cell table:style-name="ce1" office:value-type="string">
            <text:p>Visualization</text:p>
          </table:table-cell>
          <table:table-cell table:style-name="ce1" table:number-columns-repeated="2"/>
          <table:table-cell office:value-type="string">
            <text:p>Grid Cells</text:p>
          </table:table-cell>
          <table:table-cell table:style-name="ce1" office:value-type="string">
            <text:p>Time [ms]</text:p>
          </table:table-cell>
          <table:table-cell table:style-name="ce1" office:value-type="string">
            <text:p>Outer Iterations</text:p>
          </table:table-cell>
          <table:table-cell table:number-columns-repeated="5"/>
          <table:table-cell table:style-name="ce2" office:value-type="string">
            <text:p>Work-Group Size</text:p>
          </table:table-cell>
          <table:table-cell office:value-type="string">
            <text:p>Time [ms]</text:p>
          </table:table-cell>
          <table:table-cell table:number-columns-repeated="3"/>
          <table:table-cell office:value-type="string">
            <text:p>Speedup</text:p>
          </table:table-cell>
          <table:table-cell table:number-columns-repeated="2"/>
          <table:table-cell office:value-type="string">
            <text:p>Efficiency</text:p>
          </table:table-cell>
        </table:table-row>
        <table:table-row table:style-name="ro1">
          <table:table-cell table:number-columns-repeated="2"/>
          <table:table-cell office:value-type="string">
            <text:p>0.4 radius</text:p>
          </table:table-cell>
          <table:table-cell table:style-name="ce2" office:value-type="float" office:value="256">
            <text:p>256</text:p>
          </table:table-cell>
          <table:table-cell table:style-name="ce3" office:value-type="float" office:value="2.43229">
            <text:p>2.43229</text:p>
          </table:table-cell>
          <table:table-cell table:style-name="ce3" office:value-type="float" office:value="1.298618">
            <text:p>1.298618</text:p>
          </table:table-cell>
          <table:table-cell table:style-name="ce3" office:value-type="float" office:value="1.349936">
            <text:p>1.349936</text:p>
          </table:table-cell>
          <table:table-cell/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style-name="ce3" office:value-type="float" office:value="20.385141">
            <text:p>20.38514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4002">
            <text:p>4002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S$13]/[.S13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W13]/[.R13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style-name="ce2" office:value-type="float" office:value="1024">
            <text:p>1024</text:p>
          </table:table-cell>
          <table:table-cell table:style-name="ce3" office:value-type="float" office:value="2.471051">
            <text:p>2.471051</text:p>
          </table:table-cell>
          <table:table-cell table:style-name="ce3" office:value-type="float" office:value="1.300261">
            <text:p>1.300261</text:p>
          </table:table-cell>
          <table:table-cell table:style-name="ce3" office:value-type="float" office:value="1.28794">
            <text:p>1.28794</text:p>
          </table:table-cell>
          <table:table-cell/>
          <table:table-cell office:value-type="float" office:value="32">
            <text:p>32</text:p>
          </table:table-cell>
          <table:table-cell table:formula="of:=32*32" office:value-type="float" office:value="1024">
            <text:p>1024</text:p>
          </table:table-cell>
          <table:table-cell table:style-name="ce3" office:value-type="float" office:value="20.621656">
            <text:p>20.621656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1498">
            <text:p>1498</text:p>
          </table:table-cell>
          <table:table-cell office:value-type="float" office:value="500">
            <text:p>500</text:p>
          </table:table-cell>
          <table:table-cell office:value-type="string">
            <text:p>130 steps 500ms</text:p>
          </table:table-cell>
          <table:table-cell/>
          <table:table-cell table:formula="of:=[.$S$13]/[.S14]" office:value-type="float" office:value="2.67156208277704">
            <text:p>2.6715620828</text:p>
          </table:table-cell>
          <table:table-cell office:value-type="float" office:value="4">
            <text:p>4</text:p>
          </table:table-cell>
          <table:table-cell/>
          <table:table-cell table:formula="of:=[.W14]/[.R14]" office:value-type="float" office:value="0.667890520694259">
            <text:p>0.6678905207</text:p>
          </table:table-cell>
        </table:table-row>
        <table:table-row table:style-name="ro1">
          <table:table-cell table:number-columns-repeated="3"/>
          <table:table-cell table:style-name="ce2" office:value-type="float" office:value="4096">
            <text:p>4096</text:p>
          </table:table-cell>
          <table:table-cell table:style-name="ce3" office:value-type="float" office:value="2.597246">
            <text:p>2.597246</text:p>
          </table:table-cell>
          <table:table-cell table:style-name="ce3" office:value-type="float" office:value="1.569288">
            <text:p>1.569288</text:p>
          </table:table-cell>
          <table:table-cell table:style-name="ce3" office:value-type="float" office:value="1.286888">
            <text:p>1.286888</text:p>
          </table:table-cell>
          <table:table-cell/>
          <table:table-cell office:value-type="float" office:value="64">
            <text:p>64</text:p>
          </table:table-cell>
          <table:table-cell table:formula="of:=64*64" office:value-type="float" office:value="4096">
            <text:p>4096</text:p>
          </table:table-cell>
          <table:table-cell table:style-name="ce3" office:value-type="float" office:value="22.746743">
            <text:p>22.746743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665.8">
            <text:p>665.8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S$13]/[.S15]" office:value-type="float" office:value="6.01081405827576">
            <text:p>6.0108140583</text:p>
          </table:table-cell>
          <table:table-cell office:value-type="float" office:value="16">
            <text:p>16</text:p>
          </table:table-cell>
          <table:table-cell/>
          <table:table-cell table:formula="of:=[.W15]/[.R15]" office:value-type="float" office:value="0.375675878642235">
            <text:p>0.3756758786</text:p>
          </table:table-cell>
        </table:table-row>
        <table:table-row table:style-name="ro1">
          <table:table-cell table:number-columns-repeated="3"/>
          <table:table-cell table:style-name="ce2" office:value-type="float" office:value="16384">
            <text:p>16384</text:p>
          </table:table-cell>
          <table:table-cell table:style-name="ce3" office:value-type="float" office:value="3.423976">
            <text:p>3.423976</text:p>
          </table:table-cell>
          <table:table-cell table:style-name="ce3" office:value-type="float" office:value="1.656403">
            <text:p>1.656403</text:p>
          </table:table-cell>
          <table:table-cell table:style-name="ce3" office:value-type="float" office:value="1.463929">
            <text:p>1.463929</text:p>
          </table:table-cell>
          <table:table-cell/>
          <table:table-cell office:value-type="float" office:value="128">
            <text:p>128</text:p>
          </table:table-cell>
          <table:table-cell table:formula="of:=128*128" office:value-type="float" office:value="16384">
            <text:p>16384</text:p>
          </table:table-cell>
          <table:table-cell table:style-name="ce3" office:value-type="float" office:value="27.3598">
            <text:p>27.3598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77.6">
            <text:p>277.6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S$13]/[.S16]" office:value-type="float" office:value="14.4164265129683">
            <text:p>14.416426513</text:p>
          </table:table-cell>
          <table:table-cell office:value-type="float" office:value="64">
            <text:p>64</text:p>
          </table:table-cell>
          <table:table-cell/>
          <table:table-cell table:formula="of:=[.W16]/[.R16]" office:value-type="float" office:value="0.22525666426513">
            <text:p>0.2252566643</text:p>
          </table:table-cell>
        </table:table-row>
        <table:table-row table:style-name="ro1">
          <table:table-cell table:number-columns-repeated="3"/>
          <table:table-cell table:style-name="ce2" office:value-type="float" office:value="65536">
            <text:p>65536</text:p>
          </table:table-cell>
          <table:table-cell table:style-name="ce3" office:value-type="float" office:value="6.062178">
            <text:p>6.062178</text:p>
          </table:table-cell>
          <table:table-cell table:style-name="ce3" office:value-type="float" office:value="2.321623">
            <text:p>2.321623</text:p>
          </table:table-cell>
          <table:table-cell table:style-name="ce3" office:value-type="float" office:value="1.952444">
            <text:p>1.952444</text:p>
          </table:table-cell>
          <table:table-cell/>
          <table:table-cell office:value-type="float" office:value="256">
            <text:p>256</text:p>
          </table:table-cell>
          <table:table-cell table:formula="of:=256*256" office:value-type="float" office:value="65536">
            <text:p>65536</text:p>
          </table:table-cell>
          <table:table-cell table:style-name="ce3" office:value-type="float" office:value="35.407049">
            <text:p>35.407049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float" office:value="256">
            <text:p>256</text:p>
          </table:table-cell>
          <table:table-cell office:value-type="float" office:value="368.4">
            <text:p>368.4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S$13]/[.S17]" office:value-type="float" office:value="10.8631921824104">
            <text:p>10.8631921824</text:p>
          </table:table-cell>
          <table:table-cell table:number-columns-repeated="2"/>
          <table:table-cell table:formula="of:=[.W17]/[.R17]" office:value-type="float" office:value="0.0424343444625407">
            <text:p>0.0424343445</text:p>
          </table:table-cell>
        </table:table-row>
        <table:table-row table:style-name="ro1">
          <table:table-cell table:number-columns-repeated="3"/>
          <table:table-cell table:style-name="ce2" office:value-type="float" office:value="262144">
            <text:p>262144</text:p>
          </table:table-cell>
          <table:table-cell table:style-name="ce3" office:value-type="float" office:value="17.15278">
            <text:p>17.15278</text:p>
          </table:table-cell>
          <table:table-cell table:style-name="ce3" office:value-type="float" office:value="6.433019">
            <text:p>6.433019</text:p>
          </table:table-cell>
          <table:table-cell table:style-name="ce3" office:value-type="float" office:value="3.935521">
            <text:p>3.935521</text:p>
          </table:table-cell>
          <table:table-cell/>
          <table:table-cell office:value-type="float" office:value="512">
            <text:p>512</text:p>
          </table:table-cell>
          <table:table-cell table:formula="of:=512*512" office:value-type="float" office:value="262144">
            <text:p>262144</text:p>
          </table:table-cell>
          <table:table-cell table:style-name="ce3" office:value-type="float" office:value="228.991943">
            <text:p>228.991943</text:p>
          </table:table-cell>
          <table:table-cell office:value-type="float" office:value="44">
            <text:p>44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float" office:value="1048576">
            <text:p>1048576</text:p>
          </table:table-cell>
          <table:table-cell table:style-name="ce3" office:value-type="float" office:value="65.43117">
            <text:p>65.43117</text:p>
          </table:table-cell>
          <table:table-cell table:style-name="ce3" office:value-type="float" office:value="33.024465">
            <text:p>33.024465</text:p>
          </table:table-cell>
          <table:table-cell table:style-name="ce3" office:value-type="float" office:value="11.834159">
            <text:p>11.834159</text:p>
          </table:table-cell>
          <table:table-cell/>
          <table:table-cell office:value-type="float" office:value="1024">
            <text:p>1024</text:p>
          </table:table-cell>
          <table:table-cell table:formula="of:=1024*1024" office:value-type="float" office:value="1048576">
            <text:p>1048576</text:p>
          </table:table-cell>
          <table:table-cell table:style-name="ce3" office:value-type="float" office:value="376.685532">
            <text:p>376.685532</text:p>
          </table:table-cell>
          <table:table-cell office:value-type="float" office:value="64">
            <text:p>64</text:p>
          </table:table-cell>
          <table:table-cell table:number-columns-repeated="5"/>
          <table:table-cell>
            <draw:frame table:end-cell-address="Sheet1.V37" table:end-x="0.1299in" table:end-y="0.0626in" draw:z-index="2" draw:style-name="gr1" svg:width="3.5535in" svg:height="3.1878in" svg:x="0.1323in" svg:y="0.063in">
              <draw:object draw:notify-on-update-of-ranges="Sheet1.R13:Sheet1.R17 Sheet1.S12:Sheet1.S12 Sheet1.S13:Sheet1.S17 Sheet1.R13:Sheet1.R17 Sheet1.T13:Sheet1.T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Sheet1.Z37" table:end-x="0.3787in" table:end-y="0.0417in" draw:z-index="4" draw:style-name="gr1" svg:width="3.45in" svg:height="3.1799in" svg:x="0.485in" svg:y="0.05in">
              <draw:object draw:notify-on-update-of-ranges="Sheet1.R12:Sheet1.R12 Sheet1.R13:Sheet1.R17 Sheet1.Z12:Sheet1.Z12 Sheet1.Z13:Sheet1.Z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14"/>
        </table:table-row>
        <table:table-row table:style-name="ro1" table:number-rows-repeated="8">
          <table:table-cell table:number-columns-repeated="10"/>
          <table:table-cell table:style-name="ce3"/>
          <table:table-cell table:number-columns-repeated="15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13"/>
        </table:table-row>
        <table:table-row table:style-name="ro1">
          <table:table-cell table:number-columns-repeated="12"/>
          <table:table-cell table:style-name="ce3"/>
          <table:table-cell table:number-columns-repeated="1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2"/>
          <table:table-cell table:style-name="ce3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6"/>
          <table:table-cell>
            <draw:frame table:end-cell-address="Sheet1.AA51" table:end-x="0.1728in" table:end-y="0.0866in" draw:z-index="3" draw:style-name="gr1" svg:width="8.1878in" svg:height="2.0972in" svg:x="0.8752in" svg:y="0.1146in">
              <draw:object draw:notify-on-update-of-ranges="Sheet1.R13:Sheet1.R17 Sheet1.W12:Sheet1.W12 Sheet1.W13:Sheet1.W17 Sheet1.X13:Sheet1.X17 Sheet1.X13:Sheet1.X1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>
            <draw:frame table:end-cell-address="Sheet1.H60" table:end-x="0.8484in" table:end-y="0.0102in" draw:z-index="0" draw:style-name="gr1" svg:width="6.5374in" svg:height="3.4902in" svg:x="0.8673in" svg:y="0.0626in">
              <draw:object draw:notify-on-update-of-ranges="Sheet1.D13:Sheet1.D19 Sheet1.E12:Sheet1.E12 Sheet1.E13:Sheet1.E19 Sheet1.D13:Sheet1.D19 Sheet1.G12:Sheet1.G12 Sheet1.G13:Sheet1.G19 Sheet1.D13:Sheet1.D19 Sheet1.F12:Sheet1.F12 Sheet1.F13:Sheet1.F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Sheet1.Q60" table:end-x="0.3169in" table:end-y="0.0732in" draw:z-index="1" draw:style-name="gr1" svg:width="6.4248in" svg:height="3.5843in" svg:x="0.1154in" svg:y="0.0315in">
              <draw:object draw:notify-on-update-of-ranges="Sheet1.J13:Sheet1.J19 Sheet1.L12:Sheet1.L12 Sheet1.L13:Sheet1.L19 Sheet1.J13:Sheet1.J19 Sheet1.K12:Sheet1.K12 Sheet1.K13:Sheet1.K1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12"/>
          <table:table-cell table:style-name="ce3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14:3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l </meta:initial-creator>
    <meta:creation-date>2011-09-01T15:07:01</meta:creation-date>
    <dc:date>2011-09-02T14:38:04</dc:date>
    <dc:creator>hell </dc:creator>
    <meta:editing-duration>PT9H49M57S</meta:editing-duration>
    <meta:editing-cycles>73</meta:editing-cycles>
    <meta:generator>LibreOffice/3.3$Unix LibreOffice_project/330m19$Build-202</meta:generator>
    <meta:document-statistic meta:table-count="3" meta:cell-count="112" meta:object-count="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DejaVu Sans'" style:font-style-name="Book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048576" chart:interval-major="100000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DejaVu Sans'" style:font-style-name="Book"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DejaVu Sans'" style:font-style-name="Book" fo:font-size="12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svg:stroke-width="0.051cm" svg:stroke-color="#808080" draw:fill-color="#80808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5cm" chart:symbol-height="0.15cm"/>
    </style:style>
    <style:style style:name="ch10" style:family="chart" style:data-style-name="N0">
      <style:chart-properties chart:symbol-type="named-symbol" chart:symbol-name="arrow-down" chart:symbol-width="0.2cm" chart:symbol-height="0.2cm">
        <chart:symbol-image/>
      </style:chart-properties>
      <style:graphic-properties svg:stroke-width="0.051cm" svg:stroke-color="#ffb515" draw:fill-color="#ffb51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>
        <chart:symbol-image/>
      </style:chart-properties>
      <style:graphic-properties svg:stroke-width="0.051cm" svg:stroke-color="#ff6309" draw:fill-color="#ff630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06cm" svg:height="8.866cm" xlink:href=".." xlink:type="simple" chart:class="chart:scatter" chart:column-mapping="1 3 2" chart:style-name="ch1">
        <chart:legend chart:legend-position="top" svg:x="4.066cm" svg:y="0.511cm" chart:style-name="ch2"/>
        <chart:plot-area chart:style-name="ch3" table:cell-range-address="Sheet1.D13:Sheet1.F19 Sheet1.E12:Sheet1.F12 Sheet1.G12:Sheet1.G19" chart:data-source-has-labels="row" svg:x="1.54cm" svg:y="1.763cm" svg:width="14.402cm" svg:height="5.748cm">
          <chartooo:coordinate-region svg:x="2.32cm" svg:y="2.015cm" svg:width="13.293cm" svg:height="4.239cm"/>
          <chart:axis chart:dimension="x" chart:name="primary-x" chart:style-name="ch4">
            <chart:title svg:x="7.937cm" svg:y="7.689cm" chart:style-name="ch5">
              <text:p>Agents</text:p>
            </chart:title>
          </chart:axis>
          <chart:axis chart:dimension="y" chart:name="primary-y" chart:style-name="ch6">
            <chart:title svg:x="0.451cm" svg:y="5.785cm" chart:style-name="ch7">
              <text:p>Time [ms]</text:p>
            </chart:title>
          </chart:axis>
          <chart:series chart:style-name="ch8" chart:values-cell-range-address="Sheet1.E13:Sheet1.E19" chart:label-cell-address="Sheet1.E12:Sheet1.E12" chart:class="chart:scatter">
            <chart:domain table:cell-range-address="Sheet1.D13:Sheet1.D19"/>
            <chart:data-point chart:repeated="6"/>
            <chart:data-point chart:style-name="ch9"/>
          </chart:series>
          <chart:series chart:style-name="ch10" chart:values-cell-range-address="Sheet1.G13:Sheet1.G19" chart:label-cell-address="Sheet1.G12:Sheet1.G12" chart:class="chart:scatter">
            <chart:data-point chart:repeated="7"/>
          </chart:series>
          <chart:series chart:style-name="ch11" chart:values-cell-range-address="Sheet1.F13:Sheet1.F19" chart:label-cell-address="Sheet1.F12:Sheet1.F1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ovement</text:p>
                <draw:g>
                  <svg:desc>Sheet1.E12:Sheet1.E12</svg:desc>
                </draw:g>
              </table:table-cell>
              <table:table-cell office:value-type="string">
                <text:p>Visualization</text:p>
                <draw:g>
                  <svg:desc>Sheet1.G12:Sheet1.G12</svg:desc>
                </draw:g>
              </table:table-cell>
              <table:table-cell office:value-type="string">
                <text:p>Collision Resolution</text:p>
                <draw:g>
                  <svg:desc>Sheet1.F12:Sheet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D13:Sheet1.D19</svg:desc>
                </draw:g>
              </table:table-cell>
              <table:table-cell office:value-type="float" office:value="2.43229">
                <text:p>2.43229</text:p>
                <draw:g>
                  <svg:desc>Sheet1.E13:Sheet1.E19</svg:desc>
                </draw:g>
              </table:table-cell>
              <table:table-cell office:value-type="float" office:value="1.349936">
                <text:p>1.349936</text:p>
                <draw:g>
                  <svg:desc>Sheet1.G13:Sheet1.G19</svg:desc>
                </draw:g>
              </table:table-cell>
              <table:table-cell office:value-type="float" office:value="1.298618">
                <text:p>1.298618</text:p>
                <draw:g>
                  <svg:desc>Sheet1.F13:Sheet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2.471051">
                <text:p>2.471051</text:p>
              </table:table-cell>
              <table:table-cell office:value-type="float" office:value="1.28794">
                <text:p>1.28794</text:p>
              </table:table-cell>
              <table:table-cell office:value-type="float" office:value="1.300261">
                <text:p>1.300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2.597246">
                <text:p>2.597246</text:p>
              </table:table-cell>
              <table:table-cell office:value-type="float" office:value="1.286888">
                <text:p>1.286888</text:p>
              </table:table-cell>
              <table:table-cell office:value-type="float" office:value="1.569288">
                <text:p>1.569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84">
                <text:p>16384</text:p>
              </table:table-cell>
              <table:table-cell office:value-type="float" office:value="3.423976">
                <text:p>3.423976</text:p>
              </table:table-cell>
              <table:table-cell office:value-type="float" office:value="1.463929">
                <text:p>1.463929</text:p>
              </table:table-cell>
              <table:table-cell office:value-type="float" office:value="1.656403">
                <text:p>1.656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6">
                <text:p>65536</text:p>
              </table:table-cell>
              <table:table-cell office:value-type="float" office:value="6.062178">
                <text:p>6.062178</text:p>
              </table:table-cell>
              <table:table-cell office:value-type="float" office:value="1.952444">
                <text:p>1.952444</text:p>
              </table:table-cell>
              <table:table-cell office:value-type="float" office:value="2.321623">
                <text:p>2.321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144">
                <text:p>262144</text:p>
              </table:table-cell>
              <table:table-cell office:value-type="float" office:value="17.15278">
                <text:p>17.15278</text:p>
              </table:table-cell>
              <table:table-cell office:value-type="float" office:value="3.935521">
                <text:p>3.935521</text:p>
              </table:table-cell>
              <table:table-cell office:value-type="float" office:value="6.433019">
                <text:p>6.433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65.43117">
                <text:p>65.43117</text:p>
              </table:table-cell>
              <table:table-cell office:value-type="float" office:value="11.834159">
                <text:p>11.834159</text:p>
              </table:table-cell>
              <table:table-cell office:value-type="float" office:value="33.024465">
                <text:p>33.024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256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DejaVu Sans'" style:font-style-name="Book"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4050" chart:origin="0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ans'" style:font-style-name="Book" fo:font-size="12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svg:stroke-width="0.051cm" svg:stroke-color="#ff6309" draw:fill-color="#ff630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Fine_20_Dashed_20__28_var_29_" svg:stroke-width="0.025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27cm" svg:height="8.098cm" xlink:href=".." xlink:type="simple" chart:class="chart:scatter" chart:style-name="ch1">
        <chart:plot-area chart:style-name="ch2" table:cell-range-address="Sheet1.R13:Sheet1.T17 Sheet1.S12:Sheet1.S12" chart:data-source-has-labels="row" svg:x="1.388cm" svg:y="0.779cm" svg:width="7.279cm" svg:height="5.98cm">
          <chartooo:coordinate-region svg:x="2.697cm" svg:y="0.976cm" svg:width="5.703cm" svg:height="5.03cm"/>
          <chart:axis chart:dimension="x" chart:name="primary-x" chart:style-name="ch3">
            <chart:title svg:x="3.178cm" svg:y="6.921cm" chart:style-name="ch4">
              <text:p>Work-Group Size</text:p>
            </chart:title>
          </chart:axis>
          <chart:axis chart:dimension="y" chart:name="primary-y" chart:style-name="ch5">
            <chart:title svg:x="0.451cm" svg:y="4.917cm" chart:style-name="ch6">
              <text:p>Time [ms]</text:p>
            </chart:title>
          </chart:axis>
          <chart:series chart:style-name="ch7" chart:values-cell-range-address="Sheet1.S13:Sheet1.S17" chart:label-cell-address="Sheet1.S12:Sheet1.S12" chart:class="chart:scatter">
            <chart:domain table:cell-range-address="Sheet1.R13:Sheet1.R17"/>
            <chart:data-point chart:repeated="5"/>
          </chart:series>
          <chart:series chart:style-name="ch8" chart:values-cell-range-address="Sheet1.T13:Sheet1.T17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Time [ms]</text:p>
                <draw:g>
                  <svg:desc>Sheet1.S12:Sheet1.S12</svg:desc>
                </draw:g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R13:Sheet1.R17</svg:desc>
                </draw:g>
              </table:table-cell>
              <table:table-cell office:value-type="float" office:value="4002">
                <text:p>4002</text:p>
                <draw:g>
                  <svg:desc>Sheet1.S13:Sheet1.S17</svg:desc>
                </draw:g>
              </table:table-cell>
              <table:table-cell office:value-type="float" office:value="500">
                <text:p>500</text:p>
                <draw:g>
                  <svg:desc>Sheet1.T13:Sheet1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98">
                <text:p>14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65.8">
                <text:p>665.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77.6">
                <text:p>277.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368.4">
                <text:p>368.4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DC7CCDFB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DejaVu Sans'" style:font-style-name="Book"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ans'" style:font-style-name="Book" fo:font-size="12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svg:stroke-width="0.051cm" svg:stroke-color="#ff6309" draw:fill-color="#ff630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64cm" svg:height="8.078cm" xlink:href=".." xlink:type="simple" chart:class="chart:scatter" chart:style-name="ch1">
        <chart:plot-area chart:style-name="ch2" table:cell-range-address="Sheet1.R12:Sheet1.R17 Sheet1.Z12:Sheet1.Z17" chart:data-source-has-labels="row" svg:x="1.383cm" svg:y="0.779cm" svg:width="7.031cm" svg:height="5.96cm">
          <chartooo:coordinate-region svg:x="2.295cm" svg:y="1.032cm" svg:width="5.856cm" svg:height="4.954cm"/>
          <chart:axis chart:dimension="x" chart:name="primary-x" chart:style-name="ch3">
            <chart:title svg:x="3.049cm" svg:y="6.901cm" chart:style-name="ch4">
              <text:p>Work-Group Size</text:p>
            </chart:title>
          </chart:axis>
          <chart:axis chart:dimension="y" chart:name="primary-y" chart:style-name="ch5">
            <chart:title svg:x="0.451cm" svg:y="4.854cm" chart:style-name="ch6">
              <text:p>Efficiency</text:p>
            </chart:title>
          </chart:axis>
          <chart:series chart:style-name="ch7" chart:values-cell-range-address="Sheet1.Z13:Sheet1.Z17" chart:label-cell-address="Sheet1.Z12:Sheet1.Z12" chart:class="chart:scatter">
            <chart:domain table:cell-range-address="Sheet1.R13:Sheet1.R1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Efficiency</text:p>
                <draw:g>
                  <svg:desc>Sheet1.Z12:Sheet1.Z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R13:Sheet1.R17</svg:desc>
                </draw:g>
              </table:table-cell>
              <table:table-cell office:value-type="float" office:value="1">
                <text:p>1</text:p>
                <draw:g>
                  <svg:desc>Sheet1.Z13:Sheet1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67890520694259">
                <text:p>0.667890520694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375675878642235">
                <text:p>0.375675878642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22525666426513">
                <text:p>0.22525666426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0.0424343444625407">
                <text:p>0.0424343444625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256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DejaVu Sans'" style:font-style-name="Book"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0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ans'" style:font-style-name="Book" fo:font-size="12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/>
      <style:graphic-properties svg:stroke-width="0.051cm" svg:stroke-color="#ff6309" draw:fill-color="#ff630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Fine_20_Dashed_20__28_var_29_" svg:stroke-width="0.025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98cm" svg:height="5.328cm" xlink:href=".." xlink:type="simple" chart:class="chart:scatter" chart:style-name="ch1">
        <chart:plot-area chart:style-name="ch2" table:cell-range-address="Sheet1.R13:Sheet1.R17 Sheet1.W12:Sheet1.W17 Sheet1.X13:Sheet1.X17" chart:data-source-has-labels="row" svg:x="1.623cm" svg:y="0.559cm" svg:width="18.345cm" svg:height="3.485cm">
          <chartooo:coordinate-region svg:x="2.403cm" svg:y="0.559cm" svg:width="17.565cm" svg:height="2.732cm"/>
          <chart:axis chart:dimension="x" chart:name="primary-x" chart:style-name="ch3">
            <chart:title svg:x="8.946cm" svg:y="4.151cm" chart:style-name="ch4">
              <text:p>Work-Group Size</text:p>
            </chart:title>
          </chart:axis>
          <chart:axis chart:dimension="y" chart:name="primary-y" chart:style-name="ch5">
            <chart:title svg:x="0.451cm" svg:y="3.303cm" chart:style-name="ch6">
              <text:p>Speedup</text:p>
            </chart:title>
          </chart:axis>
          <chart:series chart:style-name="ch7" chart:values-cell-range-address="Sheet1.W13:Sheet1.W17" chart:label-cell-address="Sheet1.W12:Sheet1.W12" chart:class="chart:scatter">
            <chart:domain table:cell-range-address="Sheet1.R13:Sheet1.R17"/>
            <chart:data-point chart:repeated="5"/>
          </chart:series>
          <chart:series chart:style-name="ch8" chart:values-cell-range-address="Sheet1.X13:Sheet1.X17" chart:class="chart:scatter">
            <chart:domain table:cell-range-address="Sheet1.X13:Sheet1.X1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Speedup</text:p>
                <draw:g>
                  <svg:desc>Sheet1.W12:Sheet1.W12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R13:Sheet1.R17</svg:desc>
                </draw:g>
              </table:table-cell>
              <table:table-cell office:value-type="float" office:value="1">
                <text:p>1</text:p>
                <draw:g>
                  <svg:desc>Sheet1.W13:Sheet1.W17</svg:desc>
                </draw:g>
              </table:table-cell>
              <table:table-cell office:value-type="float" office:value="1">
                <text:p>1</text:p>
                <draw:g>
                  <svg:desc>Sheet1.X13:Sheet1.X17</svg:desc>
                </draw:g>
              </table:table-cell>
              <table:table-cell office:value-type="float" office:value="1">
                <text:p>1</text:p>
                <draw:g>
                  <svg:desc>Sheet1.X13:Sheet1.X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67156208277704">
                <text:p>2.6715620827770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.01081405827576">
                <text:p>6.0108140582757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4.4164265129683">
                <text:p>14.416426512968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10.8631921824104">
                <text:p>10.863192182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048576" chart:interval-major="100000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DejaVu Sans'" style:font-style-name="Book" fo:font-size="12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logarithmic="false" chart:origin="0" chart:reverse-direction="false" text:line-break="false" chart:axis-position="0"/>
      <style:text-properties fo:font-family="'DejaVu Sans'" style:font-style-name="Book" fo:font-size="12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>
        <chart:symbol-image xlink:href="Pictures/2000000D000000DD000000DD934C0FD8.svm" xlink:type="simple" xlink:actuate="onLoad"/>
      </style:chart-properties>
      <style:graphic-properties svg:stroke-width="0.051cm" svg:stroke-color="#808080" draw:fill-color="#808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 xlink:href="Pictures/2000000D000000DD000000DD9D312197.svm" xlink:type="simple" xlink:actuate="onLoad"/>
      </style:chart-properties>
      <style:graphic-properties svg:stroke-width="0.051cm" svg:stroke-color="#ff6309" draw:fill-color="#ff6309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2cm" svg:height="9.105cm" xlink:href=".." xlink:type="simple" chart:class="chart:scatter" chart:column-mapping="2 1" chart:style-name="ch1">
        <chart:legend chart:legend-position="top" svg:x="4.73cm" svg:y="0.684cm" chart:style-name="ch2"/>
        <chart:plot-area chart:style-name="ch3" table:cell-range-address="Sheet1.J13:Sheet1.K19 Sheet1.L12:Sheet1.L19 Sheet1.K12:Sheet1.K12" chart:data-source-has-labels="row" svg:x="0.776cm" svg:y="1.783cm" svg:width="14.892cm" svg:height="5.962cm">
          <chartooo:coordinate-region svg:x="1.821cm" svg:y="2.035cm" svg:width="13.529cm" svg:height="4.453cm"/>
          <chart:axis chart:dimension="x" chart:name="primary-x" chart:style-name="ch4">
            <chart:title svg:x="7.154cm" svg:y="7.928cm" chart:style-name="ch5">
              <text:p>Grid Cells</text:p>
            </chart:title>
          </chart:axis>
          <chart:axis chart:dimension="y" chart:name="primary-y" chart:style-name="ch6"/>
          <chart:series chart:style-name="ch7" chart:values-cell-range-address="Sheet1.L13:Sheet1.L19" chart:label-cell-address="Sheet1.L12:Sheet1.L12" chart:class="chart:scatter">
            <chart:domain table:cell-range-address="Sheet1.J13:Sheet1.J19"/>
            <chart:data-point chart:repeated="7"/>
          </chart:series>
          <chart:series chart:style-name="ch8" chart:values-cell-range-address="Sheet1.K13:Sheet1.K19" chart:label-cell-address="Sheet1.K12:Sheet1.K12" chart:class="chart:scatter">
            <chart:data-point chart:repeated="5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uter Iterations</text:p>
                <draw:g>
                  <svg:desc>Sheet1.L12:Sheet1.L12</svg:desc>
                </draw:g>
              </table:table-cell>
              <table:table-cell office:value-type="string">
                <text:p>Time [ms]</text:p>
                <draw:g>
                  <svg:desc>Sheet1.K12:Sheet1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J13:Sheet1.J19</svg:desc>
                </draw:g>
              </table:table-cell>
              <table:table-cell office:value-type="float" office:value="1">
                <text:p>1</text:p>
                <draw:g>
                  <svg:desc>Sheet1.L13:Sheet1.L19</svg:desc>
                </draw:g>
              </table:table-cell>
              <table:table-cell office:value-type="float" office:value="20.385141">
                <text:p>20.385141</text:p>
                <draw:g>
                  <svg:desc>Sheet1.K13:Sheet1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2">
                <text:p>2</text:p>
              </table:table-cell>
              <table:table-cell office:value-type="float" office:value="20.621656">
                <text:p>20.621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6">
                <text:p>6</text:p>
              </table:table-cell>
              <table:table-cell office:value-type="float" office:value="22.746743">
                <text:p>22.746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84">
                <text:p>16384</text:p>
              </table:table-cell>
              <table:table-cell office:value-type="float" office:value="12">
                <text:p>12</text:p>
              </table:table-cell>
              <table:table-cell office:value-type="float" office:value="27.3598">
                <text:p>27.3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6">
                <text:p>65536</text:p>
              </table:table-cell>
              <table:table-cell office:value-type="float" office:value="22">
                <text:p>22</text:p>
              </table:table-cell>
              <table:table-cell office:value-type="float" office:value="35.407049">
                <text:p>35.407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144">
                <text:p>262144</text:p>
              </table:table-cell>
              <table:table-cell office:value-type="float" office:value="44">
                <text:p>44</text:p>
              </table:table-cell>
              <table:table-cell office:value-type="float" office:value="228.991943">
                <text:p>228.991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64">
                <text:p>64</text:p>
              </table:table-cell>
              <table:table-cell office:value-type="float" office:value="376.685532">
                <text:p>376.6855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